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6300000331BD10FC2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171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827cm" svg:height="11.255cm" svg:x="3.222cm" svg:y="17.827cm">
          <draw:image xlink:href="Pictures/100000010000056300000331BD10FC2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1T11:43:10.269456600</meta:creation-date>
    <meta:print-date>2025-10-11T11:44:10.520313100</meta:print-date>
    <dc:date>2025-10-11T12:08:15.362683800</dc:date>
    <meta:editing-duration>PT14M52S</meta:editing-duration>
    <meta:editing-cycles>1</meta:editing-cycles>
    <meta:document-statistic meta:object-count="1"/>
    <meta:generator>LibreOffice/25.8.1.1$Windows_X86_64 LibreOffice_project/54047653041915e595ad4e45cccea684809c77b5</meta:generator>
  </office:meta>
</office:document-meta>
</file>